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inherit" svg:font-family="inherit"/>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text-align="center" style:justify-single-word="false"/>
    </style:style>
    <style:style style:name="P6" style:family="paragraph" style:parent-style-name="Heading_20_1">
      <style:text-properties fo:language="en" fo:country="US"/>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paragraph-properties fo:text-align="justify" style:justify-single-word="false" fo:hyphenation-ladder-count="no-limit"/>
      <style:text-properties fo:font-weight="normal" style:font-weight-asian="normal" style:font-weight-complex="normal" fo:hyphenate="true" fo:hyphenation-remain-char-count="2" fo:hyphenation-push-char-count="2"/>
    </style:style>
    <style:style style:name="P9" style:family="paragraph" style:parent-style-name="Standard" style:list-style-name="L2">
      <style:paragraph-properties fo:text-align="justify" style:justify-single-word="false" fo:hyphenation-ladder-count="no-limit"/>
      <style:text-properties fo:font-weight="normal" style:font-weight-asian="normal" style:font-weight-complex="normal" fo:hyphenate="true" fo:hyphenation-remain-char-count="2" fo:hyphenation-push-char-count="2"/>
    </style:style>
    <style:style style:name="P10" style:family="paragraph" style:parent-style-name="Standard" style:list-style-name="">
      <style:paragraph-properties fo:text-align="justify" style:justify-single-word="false" fo:hyphenation-ladder-count="no-limit"/>
      <style:text-properties fo:font-weight="bold" style:font-weight-asian="bold" style:font-weight-complex="bold" fo:hyphenate="true" fo:hyphenation-remain-char-count="2" fo:hyphenation-push-char-count="2"/>
    </style:style>
    <style:style style:name="P11" style:family="paragraph" style:parent-style-name="Heading_20_3">
      <style:paragraph-properties fo:break-before="page"/>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 text:outline-level="1">F.S.M.</text:h>
      <text:h text:style-name="Heading_20_3" text:outline-level="3">Ben</text:h>
      <text:p text:style-name="Standard">This FSM describes Ben's behavior within level 6. Ben is a friendly NPC that differs from others in behavior given its importance in history and within resistance. He is a very charismatic character and for this he often speaks with the other NPCs inside the base. He moves around the floors -1 and -2 of the base. To describe the reactions of Ben to the actions that the player performs or depending on who he meets, we used labels. The meaning of each is described under the image of the FSM.</text:p>
      <text:p text:style-name="P3"><draw:frame draw:style-name="fr1" draw:name="Frame1" text:anchor-type="as-char" svg:width="19.001cm" draw:z-index="2"><draw:text-box fo:min-height="17.006cm"><text:p text:style-name="Picture"><draw:frame draw:style-name="fr2" draw:name="Image1" text:anchor-type="as-char" svg:width="19.001cm" style:rel-width="100%" svg:height="17.006cm" style:rel-height="scale" draw:z-index="3"><draw:image xlink:href="../../Resources/Characters/Ben/FSM-Ben.png" xlink:type="simple" xlink:show="embed" xlink:actuate="onLoad"/></draw:frame><text:span text:style-name="T1"><text:line-break/></text:span>Picture <text:sequence text:ref-name="refPicture0" text:name="Picture" text:formula="ooow:Picture+1" style:num-format="1">1</text:sequence>: Ben's finite state machine</text:p></draw:text-box></draw:frame></text:p>
      <text:p text:style-name="P10">Labels' legend:</text:p>
      <text:list xml:id="list4454393156473428195" text:style-name="L2">
        <text:list-item>
          <text:p text:style-name="P9">Reach_room: Ben stops in the room where he is or he goes to the nearest one if he is in a corridor.</text:p>
        </text:list-item>
        <text:list-item>
          <text:p text:style-name="P9">Walk_base: Ben starts to walk inside the base.</text:p>
        </text:list-item>
        <text:list-item>
          <text:p text:style-name="P9">Talk_NPC: Ben starts to talk to the NPC he met.</text:p>
        </text:list-item>
        <text:list-item>
          <text:p text:style-name="P9">Continue_talkNPC: Ben keeps talking to the NPC with is talking</text:p>
        </text:list-item>
        <text:list-item>
          <text:p text:style-name="P9">Stop_speakingNPC: Been stops talking to the NPC he met and he talks to the player.</text:p>
        </text:list-item>
      </text:list>
      <text:p text:style-name="P8"/>
      <text:h text:style-name="P11" text:outline-level="3">Global group of soldiers</text:h>
      <text:p text:style-name="Standard">The finite state machine relative to the global group of soldiers in the city. The groups of soldiers who patrol the various areas behave according to this FSM. To describe the reactions of the soldiers to the actions that the player performs, we used labels. The meaning of each is described under the image of the FSM.</text:p>
      <text:p text:style-name="P5"><draw:frame draw:style-name="fr1" draw:name="Frame2" text:anchor-type="as-char" svg:width="19.001cm" draw:z-index="4"><draw:text-box fo:min-height="10.396cm"><text:p text:style-name="Picture"><draw:frame draw:style-name="fr2" draw:name="Image2" text:anchor-type="as-char" svg:width="19.001cm" style:rel-width="100%" svg:height="10.396cm" style:rel-height="scale" draw:z-index="5"><draw:image xlink:href="../../Resources/Characters/Enemies/Global%20group%20of%20soldiers'%20behavior.png" xlink:type="simple" xlink:show="embed" xlink:actuate="onLoad"/></draw:frame><text:span text:style-name="T1"><text:line-break/></text:span>Picture <text:sequence text:ref-name="refPicture1" text:name="Picture" text:formula="ooow:Picture+1" style:num-format="1">2</text:sequence>: Global group of soldiers's finite state machine</text:p></draw:text-box></draw:frame></text:p>
      <text:p text:style-name="P4">Labels' legend:</text:p>
      <text:list xml:id="list7394277593592302314" text:style-name="L1">
        <text:list-item>
          <text:p text:style-name="P7">Check_sighting: The soldiers go check in the direction of the sighting.</text:p>
        </text:list-item>
        <text:list-item>
          <text:p text:style-name="P7">Check_noise: The soldiers go check in the direction of the noise.</text:p>
        </text:list-item>
        <text:list-item>
          <text:p text:style-name="P7">Alarm_random_search: The soldiers move casually in a small area around them looking for the enemy.</text:p>
        </text:list-item>
        <text:list-item>
          <text:p text:style-name="P7">Reach_enemies_position: The soldiers reach the last position of the enemies (= soldier_velocity*5).</text:p>
        </text:list-item>
        <text:list-item>
          <text:p text:style-name="P7">Stop_wait: The soldiers stop in place and they wait for 5 seconds.</text:p>
        </text:list-item>
      </text:list>
      <text:p text:style-name="Header"/>
      <text:h text:style-name="Heading_20_3" text:outline-level="3"/>
      <text:h text:style-name="Heading_20_3" text:outline-level="3">Friendly N.P.C.</text:h>
      <text:p text:style-name="Standard">This FSM describes the behavior of all friendly NPCs within level 6.</text:p>
      <text:p text:style-name="Standard">In this level their behavior is very simple and their mood can not be altered by talking to the player.</text:p>
      <text:p text:style-name="Standard">In fact they have a series of predefined beats. To greet the player, one is casually taken each time. The player can ask him some predefined questions but there are no choices in the dialogue that can change the behavior of the NPCs. On the other hand, if Ben is talking to them, the dialogues are randomly taken from a small list of stories of operations or old memories.</text:p>
      <text:p text:style-name="P5"><text:soft-page-break/><draw:frame draw:style-name="fr1" draw:name="Frame3" text:anchor-type="as-char" svg:width="11.4cm" draw:z-index="0"><draw:text-box fo:min-height="8.68cm"><text:p text:style-name="Picture"><draw:frame draw:style-name="fr2" draw:name="Image3" text:anchor-type="as-char" svg:width="11.4cm" style:rel-width="100%" svg:height="8.68cm" style:rel-height="scale" draw:z-index="1"><draw:image xlink:href="../../Resources/Characters/FSM-npc%20friendly.png" xlink:type="simple" xlink:show="embed" xlink:actuate="onLoad"/></draw:frame><text:span text:style-name="T1"><text:line-break/></text:span>Picture <text:sequence text:ref-name="refPicture2" text:name="Picture" text:formula="ooow:Picture+1" style:num-format="1">3</text:sequence>: Friendly N.P.C.'s finite state machin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inherit" svg:font-family="inherit"/>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1"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S.M.</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in Story</dc:title>
    <dc:date>2019-01-22T15:55:04.84</dc:date>
    <meta:editing-duration>PT2H54M38S</meta:editing-duration>
    <meta:editing-cycles>62</meta:editing-cycles>
    <meta:generator>OpenOffice/4.1.4$Win32 OpenOffice.org_project/414m5$Build-9788</meta:generator>
    <meta:document-statistic meta:table-count="1" meta:image-count="3" meta:object-count="0" meta:page-count="3" meta:paragraph-count="29" meta:word-count="423" meta:character-count="2340"/>
    <meta:template xlink:type="simple" xlink:actuate="onRequest" xlink:title="" xlink:href="../MasterGameDesignDocument.odm" meta:date="2018-12-29T17:17:59.41"/>
  </office:meta>
</office:document-meta>
</file>